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- Como agente de viagens, gostaria de ter uma plataforma online para criar e gerenciar pacotes de viagens, para reduzir custos de impressão e distribuição de material físico.</text:span></text:p>
      <text:p text:style-name="P1"><text:span text:style-name="T1"/></text:p>
      <text:p text:style-name="P1"><text:span text:style-name="T1">2- Como cliente em potencial, quero ter acesso a uma variedade de pacotes de viagens online, para poder explorar opções e destinos de forma conveniente.</text:span></text:p>
      <text:p text:style-name="P1"><text:span text:style-name="T1"/></text:p>
      <text:p text:style-name="P1"><text:span text:style-name="T1">3- Como gerente de marketing, desejo uma solução digital para divulgar os pacotes de viagens, a fim de aumentar o alcance e a visibilidade da minha empresa.</text:span></text:p>
      <text:p text:style-name="P1"><text:span text:style-name="T1"/></text:p>
      <text:p text:style-name="P1"><text:span text:style-name="T1">4- Como turista, quero receber notificações personalizadas sobre ofertas de viagens com base nas minhas preferências, para facilitar o planejamento das minhas próximas férias.</text:span></text:p>
      <text:p text:style-name="P1"><text:span text:style-name="T1"/></text:p>
      <text:p text:style-name="P1"><text:span text:style-name="T1">5- Como administrador do sistema, desejo integrar um sistema de pagamento online aos pacotes de viagens, para simplificar e agilizar o processo de reserva para os clientes.</text:span></text:p>
      <text:p text:style-name="P1"><text:span text:style-name="T1"/></text:p>
      <text:p text:style-name="P1"><text:span text:style-name="T1">6- Como viajante frequente, quero acessar avaliações e comentários de outros viajantes sobre os pacotes de viagens, para tomar decisões mais informadas.</text:span></text:p>
      <text:p text:style-name="P1"><text:span text:style-name="T1"/></text:p>
      <text:p text:style-name="P1"><text:span text:style-name="T1">7- Como cliente corporativo, quero poder solicitar propostas personalizadas para viagens de grupo, para atender às necessidades específicas da minha empresa.</text:span></text:p>
      <text:p text:style-name="P1"><text:span text:style-name="T1"/></text:p>
      <text:p text:style-name="P1"><text:span text:style-name="T1">8- Como turista em busca de aventuras, quero ter acesso a informações detalhadas sobre os itinerários dos pacotes de viagens, para garantir que atendam aos meus interesses.</text:span></text:p>
      <text:p text:style-name="P1"><text:span text:style-name="T1"/></text:p>
      <text:p text:style-name="P1"><text:span text:style-name="T1">9- Como agente de atendimento ao cliente, desejo ter um sistema centralizado para responder às dúvidas e consultas dos clientes sobre os pacotes de viagens, para oferecer um serviço eficiente.</text:span></text:p>
      <text:p text:style-name="P1"><text:span text:style-name="T1"/></text:p>
      <text:p text:style-name="P1"><text:span text:style-name="T1">10- Como proprietário de uma agência de viagens, quero ter ferramentas de análise integradas para acompanhar o desempenho e a aceitação dos diferentes pacotes de viagens, para ajustar estratégias de marketing conforme necessário.</text:span></text:p>
      <text:p text:style-name="P1"><text:span text:style-name="T1"/></text:p>
      <text:p text:style-name="P1"><text:span text:style-name="T1">11- Como viajante preocupado com o meio ambiente, quero ter acesso a informações sobre práticas sustentáveis ​​associadas aos pacotes de viagens, para escolher opções mais eco-friendly.</text:span></text:p>
      <text:p text:style-name="P1"><text:span text:style-name="T1"/></text:p>
      <text:p text:style-name="P1"><text:span text:style-name="T1">12- Como parceiro de negócios, desejo uma API para integrar os pacotes de viagens diretamente ao meu site, para ampliar a oferta de serviços aos meus cliente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